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Times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cm" loext:contextual-spacing="false" fo:line-height="115%" fo:text-align="justify" style:justify-single-word="false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margin-left="6.001cm" fo:margin-right="0cm" fo:margin-top="0cm" fo:margin-bottom="0.28cm" loext:contextual-spacing="false" fo:line-height="115%" fo:text-align="justify" style:justify-single-word="false" fo:text-indent="0cm" style:auto-text-indent="false"/>
      <style:text-properties style:font-name="Times New Roman2" fo:font-size="11pt" style:font-size-asian="11pt" style:font-size-complex="11pt"/>
    </style:style>
    <style:style style:name="P5" style:family="paragraph" style:parent-style-name="Text_20_body">
      <style:paragraph-properties fo:margin-top="0cm" fo:margin-bottom="0.28cm" loext:contextual-spacing="false" fo:text-align="justify" style:justify-single-word="false"/>
      <style:text-properties style:font-name="Times New Roman2" fo:font-size="11pt" style:font-size-asian="11pt" style:font-size-complex="11pt"/>
    </style:style>
    <style:style style:name="P6" style:family="paragraph" style:parent-style-name="Text_20_body">
      <style:paragraph-properties fo:margin-top="0cm" fo:margin-bottom="0.28cm" loext:contextual-spacing="false" fo:line-height="115%" fo:text-align="justify" style:justify-single-word="false"/>
      <style:text-properties style:font-name="Times New Roman2" fo:font-size="11pt" style:font-size-asian="11pt" style:font-size-complex="11pt"/>
    </style:style>
    <style:style style:name="P7" style:family="paragraph" style:parent-style-name="Text_20_body">
      <style:text-properties style:font-name="Times New Roman2" fo:font-size="11pt" style:font-size-asian="11pt" style:font-size-complex="11pt"/>
    </style:style>
    <style:style style:name="P8" style:family="paragraph" style:parent-style-name="Text_20_body">
      <style:paragraph-properties fo:line-height="115%" fo:text-align="justify" style:justify-single-word="false"/>
      <style:text-properties style:font-name="Times New Roman2" fo:font-size="11pt" style:font-size-asian="11pt" style:font-size-complex="11p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style:text-underline-style="solid" style:text-underline-width="auto" style:text-underline-color="font-color" fo:font-weight="bold"/>
    </style:style>
    <style:style style:name="T4" style:family="text">
      <style:text-properties fo:font-weight="bold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fo:color="#e74c3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1pt"/>
    </style:style>
    <style:style style:name="T9" style:family="text">
      <style:text-properties style:font-name="Times New Roman" fo:font-size="11pt" style:font-size-asian="11pt" style:font-size-complex="11pt"/>
    </style:style>
    <style:style style:name="T10" style:family="text">
      <style:text-properties officeooo:rsid="0007b0ab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font-name="Traditional Arabic" fo:font-size="11pt" style:font-size-asian="11pt" style:font-size-complex="11pt"/>
    </style:style>
    <style:style style:name="T13" style:family="text">
      <style:text-properties style:font-name="Times New Roman2"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CTOR GUILHERME CAVALCANTI DE OLIVEIRA, atualmente cumprindo pena em regime fechado, atingiu o requisito objetivo para progressão de regime.</text:p>
      <text:p text:style-name="P2">Acostou-se nos autos, evento 46 e 64, laudo de exame criminológico e ACC do apenado.</text:p>
      <text:p text:style-name="P2">Interveio o Ministério Público, opinando pelo indeferimento, em razão da ausência do requisito subjetivo (evento 68).</text:p>
      <text:p text:style-name="P2">Intimada, a Defesa pugnou pela progressão de regime (evento 72).</text:p>
      <text:p text:style-name="P2">Acrescento ao relatório que o apenado é classificado COEAP como sendo de alta periculosidade e liderança da facção Primeiro Comando da Capital.</text:p>
      <text:p text:style-name="P2">É o relatório.</text:p>
      <text:p text:style-name="P3">Dispõe a Lei de Execução Penal, em seu art. 112, os requisitos objetivos e subjetivo para progressão de regime.</text:p>
      <text:p text:style-name="P3">No presente caso, o apenado cumpriu o tempo necessário de pena para o preenchimento do requisito objetivo para a progressão de regime.</text:p>
      <text:p text:style-name="P3">Quanto ao requisito subjetivo, porém, a situação é diversa.</text:p>
      <text:p text:style-name="P3">Isso porque, para progredir de regime, o apenado precisa mostrar estar preparado para o retorno, ainda que gradual, ao convívio social. </text:p>
      <text:p text:style-name="P3">Deve estar claro que, em liberdade – mesmo monitorada, como no caso do regime semiaberto, cumprido com tornozeleira eletrônica – o apenado não oferecerá grande risco à ordem pública.</text:p>
      <text:p text:style-name="P3">Nesse sentido vem decidindo o STJ, para quem, na análise da progressão de regime, vale o princípio do <text:span text:style-name="T1">in dubio pro societate</text:span>, devendo o apenado comprovar estar apto ao regime de cumprimento de pena menos gravoso. Vejamos:</text:p>
      <text:p text:style-name="P4">AGRAVO REGIMENTAL NO HABEAS CORPUS. EXECUÇÃO PENAL. INDEFERIMENTO DA PROGRESSÃO AO REGIME SEMIABERTO COM BASE EM ASPECTOS NEGATIVOS RELEVANTES APONTADOS NO EXAME PSICOLÓGICO. FALTA DE PROGNÓSTICO SEGURO PARA A CONCESSÃO DA BENESSE. PRINCÍPIO IN DUBIO PRO SOCIETATE EM SEDE EXECUTÓRIA. INSUFICIENTE, POR SI SÓ, O ATESTADO DE BOA CONDUTA CARCERÁRIA. CONSTRANGIMENTO ILEGAL NÃO EVIDENCIADO. PRECEDENTES DESTA CORTE SUPERIOR. RECURSO NÃO PROVIDO.</text:p>
      <text:p text:style-name="P4">1. No caso dos autos, a Corte de origem cassou a progressão de regime do sentenciado em razão do não preenchimento do requisito subjetivo previsto no art. 122 da LEP, baseando-se no histórico criminal e em aspectos negativos relevantes constantes do exame psicológico, o que impossibilita um prognóstico suficientemente seguro de que o agravante vem assimilando a terapêutica prisional e está apto a cumprir a pena em regime mais brando.</text:p>
      <text:p text:style-name="P4">2. Reitero as importantes observações desfavoráveis contidas no Relatório Psicológico, às e-STJ fl. 81, concluindo ser inoportuna a progressão de regime prisional: <text:span text:style-name="T1">Assume </text:span><text:span text:style-name="T2">parcialmente</text:span> <text:span text:style-name="T1">os delitos a ele atribuídos, revela </text:span><text:span text:style-name="T2">crítica razoável</text:span> <text:span text:style-name="T1">a respeitos dos mesmos, aparentemente no momento </text:span><text:span text:style-name="T2">possui processo reflexivo em</text:span> <text:span text:style-name="T2">construção</text:span><text:span text:style-name="T1">. </text:span><text:soft-page-break/><text:span text:style-name="T1">(...) Tomando como base os procedimentos realizados, aparentemente no momento </text:span><text:span text:style-name="T2">notou-se ser inoportuna a progressão de regime</text:span> (grifos nossos).</text:p>
      <text:p text:style-name="P4"><text:span text:style-name="T5">3. Em sede de execução penal, vale o princípio </text:span><text:span text:style-name="T3">in dubio pro societate</text:span><text:span text:style-name="T5">, o qual preconiza que, na dúvida quanto à aptidão para a promoção a regime mais brando, faz-se necessário o encarceramento por um período maior de tempo sob o olhar cauteloso do Estado, evitando-se que a sociedade seja posta em risco com uma reinserção prematura.</text:span></text:p>
      <text:p text:style-name="P4">4. Lado outro, o atestado de boa conduta carcerária emitido pelo diretor da unidade prisional é insuficiente para se aferir, por si só, o mérito subjetivo, na medida em que o comportamento disciplinado é dever de todos que se encontram temporariamente encarcerados, sob pena de imposição de sanções disciplinares.</text:p>
      <text:p text:style-name="P4">5. [...] <text:span text:style-name="T1">É certo que, não obstante o bom comportamento carcerário atestado pela administração penitenciária, o exame criminológico realizado não revelou a presença das condições pessoais necessárias à reinserção social do sentenciado. [...] Em que pese a existência de pontos positivos na avaliação psicológica e social, os elementos negativos dos referidos relatórios e a análise do histórico criminal da agravante revelam a impossibilidade de sua promoção a regime mais brando</text:span> [...] (HC n. 490.487/SP, Rel. Ministro JOEL ILAN PACIORNIK, Quinta Turma, DJe 8/4/2019).</text:p>
      <text:p text:style-name="P4">6. Agravo regimental não provido.</text:p>
      <text:p text:style-name="P5"/>
      <text:p text:style-name="P6">Esse entendimento mostra-se ainda mais razoável quando o preso tem histórico de crimes cometidos com grave ameaça ou violência, como neste caso concreto em que o apenado foi condenado por um homicídio tentado e um consumado, respondendo ainda outra ação penal, também por crime considerado de natureza hedionda. </text:p>
      <text:p text:style-name="P6">Somo <text:span text:style-name="T10">a</text:span> isso, a classificação do apenado no SIAPEN, dando conta de seu alto grau de periculosidade.</text:p>
      <text:p text:style-name="P8">Nessa perspectiva,<text:span text:style-name="T6"> </text:span>cresce a importância do exame criminológico realizado, cujo laudo foi juntado no evento n. 46, apontando falta de demonstração de genuíno compadecimento ante o sofrimento infligido às vitimas e risco de reincidência delituosa aumentada, concluindo que o apenado não se encontra atualmente predisposto a se adequar ao regime de cumprimento de pena sem vigilância.</text:p>
      <text:p text:style-name="P1"><text:span text:style-name="T13">Todas essas características indicam que o preso</text:span><text:span text:style-name="Strong_20_Emphasis"><text:span text:style-name="T13"> Victor Guilherme Cavalcanti de Oliveira </text:span></text:span><text:span text:style-name="T13">não está apto à progredir de regime, sendo mais indicado sua permanência em regime fechado. </text:span></text:p>
      <text:p text:style-name="P6">Assim, com fundamento na jurisprudência consolidada do STJ, na gravidade em concreto de seus delitos e nas características apontadas no referido exame criminológico, <text:span text:style-name="T4">indefiro a progressão de regime</text:span>.</text:p>
      <text:p text:style-name="P6">P.I. Ciência ao MP.</text:p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, Times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8:43:30.007000000</meta:creation-date>
    <dc:date>2022-09-02T12:33:25.365000000</dc:date>
    <meta:editing-duration>PT6M39S</meta:editing-duration>
    <meta:editing-cycles>2</meta:editing-cycles>
    <meta:generator>LibreOffice/5.3.1.2$Windows_X86_64 LibreOffice_project/e80a0e0fd1875e1696614d24c32df0f95f03deb2</meta:generator>
    <meta:document-statistic meta:table-count="0" meta:image-count="0" meta:object-count="0" meta:page-count="2" meta:paragraph-count="26" meta:word-count="788" meta:character-count="5188" meta:non-whitespace-character-count="4419"/>
  </office:meta>
</office:document-meta>
</file>